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d41a"/>
      <style:text-properties style:use-window-font-color="true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Gimp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Reudo Rboard Pro</text:p>
          </table:table-cell>
          <table:table-cell/>
          <table:table-cell table:style-name="Default" office:value-type="string" calcext:value-type="string">
            <text:p>Fujitsu Leaf Spring 3rd Generation</text:p>
          </table:table-cell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Keys</text:p>
          </table:table-cell>
          <table:table-cell/>
          <table:table-cell table:style-name="Default" office:value-type="string" calcext:value-type="string">
            <text:p>Line A (3p)</text:p>
          </table:table-cell>
          <table:table-cell table:style-name="Default" office:value-type="string" calcext:value-type="string">
            <text:p>Line B (1p)</text:p>
          </table:table-cell>
          <table:table-cell/>
          <table:table-cell office:value-type="string" calcext:value-type="string">
            <text:p>Input Prefix</text:p>
          </table:table-cell>
          <table:table-cell office:value-type="string" calcext:value-type="string">
            <text:p>Input Fixed</text:p>
          </table:table-cell>
          <table:table-cell/>
          <table:table-cell table:style-name="Default" office:value-type="string" calcext:value-type="string">
            <text:p>Input -1</text:p>
          </table:table-cell>
          <table:table-cell table:style-name="Default" office:value-type="string" calcext:value-type="string">
            <text:p>Output -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5]-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6]-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7]-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8]-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9]-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0]-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1]-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2]-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3]-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4]-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5]-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6]-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7]-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19]-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20]-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21]-1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22]-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23]-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24]-1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25]-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26]-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27]-1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28]-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29]-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30]-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31]-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e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32]-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33]-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35]-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36]-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37]-1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38]-1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39]-1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40]-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41]-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42]-1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43]-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44]-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45]-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46]-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47]-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48]-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50]-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51]-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52]-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53]-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54]-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55]-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56]-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57]-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58]-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59]-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:;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60]-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61]-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62]-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63]-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shif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33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65]-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66]-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67]-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68]-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69]-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70]-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71]-1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72]-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73]-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74]-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75]-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76]-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33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77]-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3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79]-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3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80]-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81]-1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pace 1</text:p>
          </table:table-cell>
          <table:table-cell/>
          <table:table-cell office:value-type="string" calcext:value-type="string">
            <text:p>33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82]-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ace 2</text:p>
          </table:table-cell>
          <table:table-cell/>
          <table:table-cell office:value-type="string" calcext:value-type="string">
            <text:p>33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83]-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ace 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84]-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a</text:p>
          </table:table-cell>
          <table:table-cell/>
          <table:table-cell table:style-name="ce3" office:value-type="string" calcext:value-type="string">
            <text:p>33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85]-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ght ALT</text:p>
          </table:table-cell>
          <table:table-cell/>
          <table:table-cell table:style-name="ce3" office:value-type="string" calcext:value-type="string">
            <text:p>33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86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 CTRL</text:p>
          </table:table-cell>
          <table:table-cell/>
          <table:table-cell table:style-name="ce3" office:value-type="string" calcext:value-type="string">
            <text:p>33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87]-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ft Thumb</text:p>
          </table:table-cell>
          <table:table-cell/>
          <table:table-cell office:value-type="string" calcext:value-type="string">
            <text:p>33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88]-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ght Thumb</text:p>
          </table:table-cell>
          <table:table-cell/>
          <table:table-cell office:value-type="string" calcext:value-type="string">
            <text:p>33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89]-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Print Scre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91]-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oll Lock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92]-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93]-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94]-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95]-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96]-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ge U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98]-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99]-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101]-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102]-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03]-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04]-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g Thum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05]-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33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107]-1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08]-1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109]-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110]-1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111]-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112]-1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113]-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14]-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Num=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116]-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/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117]-1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*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118]-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-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19]-1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+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20]-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Ent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121]-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122]-1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123]-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124]-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G125]-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33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G126]-1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27]-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128]-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129]-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G130]-1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G131]-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G132]-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ED Power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ED Kana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ED Num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ED Cap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ED Scroll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</table:table>
      <table:table table:name="Manual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udo Rboard Pro</text:p>
          </table:table-cell>
          <table:table-cell/>
          <table:table-cell office:value-type="string" calcext:value-type="string">
            <text:p>Fujitsu Leaf Spring 3rd Gener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Line A (3p)</text:p>
          </table:table-cell>
          <table:table-cell office:value-type="string" calcext:value-type="string">
            <text:p>Line B (1p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Big 20</text:p>
          </table:table-cell>
          <table:table-cell office:value-type="string" calcext:value-type="string">
            <text:p>Big 12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Mid 7</text:p>
          </table:table-cell>
          <table:table-cell office:value-type="string" calcext:value-type="string">
            <text:p>Top 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op 2</text:p>
          </table:table-cell>
          <table:table-cell office:value-type="string" calcext:value-type="string">
            <text:p>Mid 7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Top 1</text:p>
          </table:table-cell>
          <table:table-cell office:value-type="string" calcext:value-type="string">
            <text:p>Mid 7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Top 1</text:p>
          </table:table-cell>
          <table:table-cell office:value-type="string" calcext:value-type="string">
            <text:p>Top /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Top 1</text:p>
          </table:table-cell>
          <table:table-cell office:value-type="string" calcext:value-type="string">
            <text:p>Mid 2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Mid 14</text:p>
          </table:table-cell>
          <table:table-cell office:value-type="string" calcext:value-type="string">
            <text:p>Top 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Top 1</text:p>
          </table:table-cell>
          <table:table-cell office:value-type="string" calcext:value-type="string">
            <text:p>Left 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Top 1</text:p>
          </table:table-cell>
          <table:table-cell office:value-type="string" calcext:value-type="string">
            <text:p>Left 15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Top 1</text:p>
          </table:table-cell>
          <table:table-cell office:value-type="string" calcext:value-type="string">
            <text:p>Left 1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Top 1</text:p>
          </table:table-cell>
          <table:table-cell office:value-type="string" calcext:value-type="string">
            <text:p>Left 4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Left 7</text:p>
          </table:table-cell>
          <table:table-cell office:value-type="string" calcext:value-type="string">
            <text:p>Top 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Left 5</text:p>
          </table:table-cell>
          <table:table-cell office:value-type="string" calcext:value-type="string">
            <text:p>Top 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string" calcext:value-type="string">
            <text:p>Top 3</text:p>
          </table:table-cell>
          <table:table-cell office:value-type="string" calcext:value-type="string">
            <text:p>Mid 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d 6</text:p>
          </table:table-cell>
          <table:table-cell office:value-type="string" calcext:value-type="string">
            <text:p>Top 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d 6</text:p>
          </table:table-cell>
          <table:table-cell office:value-type="string" calcext:value-type="string">
            <text:p>Top 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p 2</text:p>
          </table:table-cell>
          <table:table-cell office:value-type="string" calcext:value-type="string">
            <text:p>Mid 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d 16</text:p>
          </table:table-cell>
          <table:table-cell office:value-type="string" calcext:value-type="string">
            <text:p>Top 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p 1</text:p>
          </table:table-cell>
          <table:table-cell office:value-type="string" calcext:value-type="string">
            <text:p>Mid 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spa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table:number-columns-repeated="2"/>
          <table:table-cell office:value-type="string" calcext:value-type="string">
            <text:p>Mid 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op 3</text:p>
          </table:table-cell>
          <table:table-cell office:value-type="string" calcext:value-type="string">
            <text:p>Mid 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op 1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Top 1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Top 1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op 13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/>
          <table:table-cell office:value-type="string" calcext:value-type="string">
            <text:p>Mid 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id 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op 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: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’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Mid 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hif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A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CT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Thu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Thum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nt Sc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oll 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Dow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Thum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Do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K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Ca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Scro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00-00-00</text:date>, <text:time style:data-style-name="N2" text:time-value="18:58:20.9692648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03:56:57.454051454</meta:creation-date>
    <meta:editing-duration>P1DT7H38M30S</meta:editing-duration>
    <meta:editing-cycles>70</meta:editing-cycles>
    <meta:generator>LibreOffice/7.2.5.2.0$Linux_X86_64 LibreOffice_project/20$Build-2</meta:generator>
    <dc:date>2022-01-20T21:27:07.854277354</dc:date>
    <meta:document-statistic meta:table-count="2" meta:cell-count="1025" meta:object-count="0"/>
  </office:meta>
</office:document-meta>
</file>